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200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57] + [.C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58] + [.C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style-name="ce6" table:formula="of:= [.D59] + [.C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17" calcext:value-type="float">
            <text:p>17</text:p>
          </table:table-cell>
          <table:table-cell table:style-name="ce6" table:formula="of:= [.D60] + [.C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5.625" calcext:value-type="float">
            <text:p>55,63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table:style-name="ce18" office:value-type="float" office:value="8" calcext:value-type="float">
            <text:p>8</text:p>
          </table:table-cell>
          <table:table-cell table:style-name="ce6" table:formula="of:= [.D61] + [.C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F61] + [.E62]" office:value-type="float" office:value="429675" calcext:value-type="float">
            <text:p>429 675</text:p>
          </table:table-cell>
          <table:table-cell table:formula="of:= [.E62] / [.C62]" office:value-type="float" office:value="71" calcext:value-type="float">
            <text:p>71,00</text:p>
          </table:table-cell>
          <table:table-cell table:formula="of:= SUM([.E61:.E63]) / SUM([.C61:.C63])" office:value-type="float" office:value="53.030303030303" calcext:value-type="float">
            <text:p>53,03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10-02" calcext:value-type="date">
            <text:p>02.10.2021</text:p>
          </table:table-cell>
          <table:table-cell table:style-name="ce19" office:value-type="float" office:value="8" calcext:value-type="float">
            <text:p>8</text:p>
          </table:table-cell>
          <table:table-cell table:style-name="ce7" table:formula="of:= [.D62] + [.C63]" office:value-type="float" office:value="82515" calcext:value-type="float">
            <text:p>82 515</text:p>
          </table:table-cell>
          <table:table-cell table:style-name="ce7" office:value-type="float" office:value="543" calcext:value-type="float">
            <text:p>543</text:p>
          </table:table-cell>
          <table:table-cell table:style-name="ce7" table:formula="of:= [.F62] + [.E63]" office:value-type="float" office:value="430218" calcext:value-type="float">
            <text:p>430 218</text:p>
          </table:table-cell>
          <table:table-cell table:formula="of:= [.E63] / [.C63]" office:value-type="float" office:value="67.875" calcext:value-type="float">
            <text:p>67,88</text:p>
          </table:table-cell>
          <table:table-cell table:formula="of:= SUM([.E62:.E64]) / SUM([.C62:.C64])" office:value-type="float" office:value="69.4375" calcext:value-type="float">
            <text:p>69,44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Default"/>
          <table:table-cell table:formula="of:= [.D63] + [.C64]" office:value-type="float" office:value="82515" calcext:value-type="float">
            <text:p>82 515</text:p>
          </table:table-cell>
          <table:table-cell/>
          <table:table-cell table:formula="of:= [.F63] + [.E64]" office:value-type="float" office:value="430218" calcext:value-type="float">
            <text:p>430 218</text:p>
          </table:table-cell>
          <table:table-cell table:formula="of:= [.E64] / [.C64]" office:value-type="string" office:string-value="" calcext:value-type="error">
            <text:p>#DIV/0!</text:p>
          </table:table-cell>
          <table:table-cell table:formula="of:= SUM([.E63:.E65]) / SUM([.C63:.C65])" office:value-type="float" office:value="67.875" calcext:value-type="float">
            <text:p>67,88</text:p>
          </table:table-cell>
          <table:table-cell table:number-columns-repeated="2"/>
          <table:table-cell table:formula="of:= [.J64] - [.J63] - [.I64]" office:value-type="float" office:value="-1704016" calcext:value-type="float">
            <text:p>-1 704 016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515" calcext:value-type="float">
            <text:p>82 515</text:p>
          </table:table-cell>
          <table:table-cell/>
          <table:table-cell table:formula="of:= [.F64] + [.E65]" office:value-type="float" office:value="430218" calcext:value-type="float">
            <text:p>430 218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string" office:string-value="" calcext:value-type="error">
            <text:p>#DIV/0!</text:p>
          </table:table-cell>
          <table:table-cell table:number-columns-repeated="2"/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515" calcext:value-type="float">
            <text:p>82 515</text:p>
          </table:table-cell>
          <table:table-cell/>
          <table:table-cell table:formula="of:= [.F65] + [.E66]" office:value-type="float" office:value="430218" calcext:value-type="float">
            <text:p>430 218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515" calcext:value-type="float">
            <text:p>82 515</text:p>
          </table:table-cell>
          <table:table-cell/>
          <table:table-cell table:formula="of:= [.F66] + [.E67]" office:value-type="float" office:value="430218" calcext:value-type="float">
            <text:p>430 218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515" calcext:value-type="float">
            <text:p>82 515</text:p>
          </table:table-cell>
          <table:table-cell/>
          <table:table-cell table:formula="of:= [.F67] + [.E68]" office:value-type="float" office:value="430218" calcext:value-type="float">
            <text:p>430 218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515" calcext:value-type="float">
            <text:p>82 515</text:p>
          </table:table-cell>
          <table:table-cell/>
          <table:table-cell table:formula="of:= [.F68] + [.E69]" office:value-type="float" office:value="430218" calcext:value-type="float">
            <text:p>430 218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515" calcext:value-type="float">
            <text:p>82 515</text:p>
          </table:table-cell>
          <table:table-cell/>
          <table:table-cell table:formula="of:= [.F69] + [.E70]" office:value-type="float" office:value="430218" calcext:value-type="float">
            <text:p>430 218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515" calcext:value-type="float">
            <text:p>82 515</text:p>
          </table:table-cell>
          <table:table-cell/>
          <table:table-cell table:formula="of:= [.F70] + [.E71]" office:value-type="float" office:value="430218" calcext:value-type="float">
            <text:p>430 218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515" calcext:value-type="float">
            <text:p>82 515</text:p>
          </table:table-cell>
          <table:table-cell/>
          <table:table-cell table:formula="of:= [.F71] + [.E72]" office:value-type="float" office:value="430218" calcext:value-type="float">
            <text:p>430 218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515" calcext:value-type="float">
            <text:p>82 515</text:p>
          </table:table-cell>
          <table:table-cell/>
          <table:table-cell table:formula="of:= [.F72] + [.E73]" office:value-type="float" office:value="430218" calcext:value-type="float">
            <text:p>430 218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515" calcext:value-type="float">
            <text:p>82 515</text:p>
          </table:table-cell>
          <table:table-cell/>
          <table:table-cell table:formula="of:= [.F73] + [.E74]" office:value-type="float" office:value="430218" calcext:value-type="float">
            <text:p>430 218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515" calcext:value-type="float">
            <text:p>82 515</text:p>
          </table:table-cell>
          <table:table-cell/>
          <table:table-cell table:formula="of:= [.F74] + [.E75]" office:value-type="float" office:value="430218" calcext:value-type="float">
            <text:p>430 218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515" calcext:value-type="float">
            <text:p>82 515</text:p>
          </table:table-cell>
          <table:table-cell/>
          <table:table-cell table:formula="of:= [.F75] + [.E76]" office:value-type="float" office:value="430218" calcext:value-type="float">
            <text:p>430 218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515" calcext:value-type="float">
            <text:p>82 515</text:p>
          </table:table-cell>
          <table:table-cell/>
          <table:table-cell table:formula="of:= [.F76] + [.E77]" office:value-type="float" office:value="430218" calcext:value-type="float">
            <text:p>430 218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515" calcext:value-type="float">
            <text:p>82 515</text:p>
          </table:table-cell>
          <table:table-cell/>
          <table:table-cell table:formula="of:= [.F77] + [.E78]" office:value-type="float" office:value="430218" calcext:value-type="float">
            <text:p>430 218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515" calcext:value-type="float">
            <text:p>82 515</text:p>
          </table:table-cell>
          <table:table-cell/>
          <table:table-cell table:formula="of:= [.F78] + [.E79]" office:value-type="float" office:value="430218" calcext:value-type="float">
            <text:p>430 218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515" calcext:value-type="float">
            <text:p>82 515</text:p>
          </table:table-cell>
          <table:table-cell/>
          <table:table-cell table:formula="of:= [.F79] + [.E80]" office:value-type="float" office:value="430218" calcext:value-type="float">
            <text:p>430 218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515" calcext:value-type="float">
            <text:p>82 515</text:p>
          </table:table-cell>
          <table:table-cell/>
          <table:table-cell table:formula="of:= [.F80] + [.E81]" office:value-type="float" office:value="430218" calcext:value-type="float">
            <text:p>430 218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515" calcext:value-type="float">
            <text:p>82 515</text:p>
          </table:table-cell>
          <table:table-cell/>
          <table:table-cell table:formula="of:= [.F81] + [.E82]" office:value-type="float" office:value="430218" calcext:value-type="float">
            <text:p>430 218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515" calcext:value-type="float">
            <text:p>82 515</text:p>
          </table:table-cell>
          <table:table-cell/>
          <table:table-cell table:formula="of:= [.F82] + [.E83]" office:value-type="float" office:value="430218" calcext:value-type="float">
            <text:p>430 218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515" calcext:value-type="float">
            <text:p>82 515</text:p>
          </table:table-cell>
          <table:table-cell/>
          <table:table-cell table:formula="of:= [.F83] + [.E84]" office:value-type="float" office:value="430218" calcext:value-type="float">
            <text:p>430 218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515" calcext:value-type="float">
            <text:p>82 515</text:p>
          </table:table-cell>
          <table:table-cell/>
          <table:table-cell table:formula="of:= [.F84] + [.E85]" office:value-type="float" office:value="430218" calcext:value-type="float">
            <text:p>430 218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515" calcext:value-type="float">
            <text:p>82 515</text:p>
          </table:table-cell>
          <table:table-cell/>
          <table:table-cell table:formula="of:= [.F85] + [.E86]" office:value-type="float" office:value="430218" calcext:value-type="float">
            <text:p>430 218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515" calcext:value-type="float">
            <text:p>82 515</text:p>
          </table:table-cell>
          <table:table-cell/>
          <table:table-cell table:formula="of:= [.F86] + [.E87]" office:value-type="float" office:value="430218" calcext:value-type="float">
            <text:p>430 218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515" calcext:value-type="float">
            <text:p>82 515</text:p>
          </table:table-cell>
          <table:table-cell/>
          <table:table-cell table:formula="of:= [.F87] + [.E88]" office:value-type="float" office:value="430218" calcext:value-type="float">
            <text:p>430 218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515" calcext:value-type="float">
            <text:p>82 515</text:p>
          </table:table-cell>
          <table:table-cell/>
          <table:table-cell table:formula="of:= [.F88] + [.E89]" office:value-type="float" office:value="430218" calcext:value-type="float">
            <text:p>430 218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515" calcext:value-type="float">
            <text:p>82 515</text:p>
          </table:table-cell>
          <table:table-cell/>
          <table:table-cell table:formula="of:= [.F89] + [.E90]" office:value-type="float" office:value="430218" calcext:value-type="float">
            <text:p>430 218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515" calcext:value-type="float">
            <text:p>82 515</text:p>
          </table:table-cell>
          <table:table-cell/>
          <table:table-cell table:formula="of:= [.F90] + [.E91]" office:value-type="float" office:value="430218" calcext:value-type="float">
            <text:p>430 218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515" calcext:value-type="float">
            <text:p>82 515</text:p>
          </table:table-cell>
          <table:table-cell/>
          <table:table-cell table:formula="of:= [.F91] + [.E92]" office:value-type="float" office:value="430218" calcext:value-type="float">
            <text:p>430 218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3T10:55:14.327186977</dc:date>
    <dc:creator>Tomáš Metelka</dc:creator>
    <meta:editing-duration>P35DT14H19M22S</meta:editing-duration>
    <meta:editing-cycles>54</meta:editing-cycles>
    <meta:generator>LibreOffice/6.0.7.3$Linux_X86_64 LibreOffice_project/00m0$Build-3</meta:generator>
    <meta:document-statistic meta:table-count="1" meta:cell-count="642" meta:object-count="0"/>
  </office:meta>
</office:document-meta>
</file>